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17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vergence010m" table:style-name="ta1">
        <table:shapes>
          <draw:frame draw:z-index="0" draw:style-name="gr1" draw:text-style-name="P1" svg:width="12.5311in" svg:height="7.2992in" svg:x="5.9571in" svg:y="2.1854in">
            <draw:object draw:notify-on-update-of-ranges="convergence010m.F1:convergence010m.F12 convergence010m.E13:convergence010m.E13 convergence010m.E1:convergence010m.E12 convergence010m.F1:convergence010m.F12 convergence010m.A13:convergence010m.A13 convergence010m.A1:convergence010m.A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0.000020009" calcext:value-type="float">
            <text:p>2.0009E-05</text:p>
          </table:table-cell>
          <table:table-cell office:value-type="float" office:value="0.0011279" calcext:value-type="float">
            <text:p>0.0011279</text:p>
          </table:table-cell>
          <table:table-cell office:value-type="float" office:value="0.0000000028485" calcext:value-type="float">
            <text:p>2.8485E-09</text:p>
          </table:table-cell>
          <table:table-cell office:value-type="float" office:value="0.000000015143" calcext:value-type="float">
            <text:p>1.5143E-08</text:p>
          </table:table-cell>
          <table:table-cell office:value-type="float" office:value="0.0011281" calcext:value-type="float">
            <text:p>0.0011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14861" calcext:value-type="float">
            <text:p>1.4861E-06</text:p>
          </table:table-cell>
          <table:table-cell office:value-type="float" office:value="0.00025158" calcext:value-type="float">
            <text:p>0.00025158</text:p>
          </table:table-cell>
          <table:table-cell office:value-type="float" office:value="0.00000000014833" calcext:value-type="float">
            <text:p>1.4833E-10</text:p>
          </table:table-cell>
          <table:table-cell office:value-type="float" office:value="0.00000000052694" calcext:value-type="float">
            <text:p>5.2694E-10</text:p>
          </table:table-cell>
          <table:table-cell office:value-type="float" office:value="0.00025159" calcext:value-type="float">
            <text:p>0.000251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00096829" calcext:value-type="float">
            <text:p>9.6829E-08</text:p>
          </table:table-cell>
          <table:table-cell office:value-type="float" office:value="0.00003429" calcext:value-type="float">
            <text:p>3.429E-05</text:p>
          </table:table-cell>
          <table:table-cell office:value-type="float" office:value="0.0000000000025317" calcext:value-type="float">
            <text:p>2.5317E-12</text:p>
          </table:table-cell>
          <table:table-cell office:value-type="float" office:value="0.000000000011631" calcext:value-type="float">
            <text:p>1.1631E-11</text:p>
          </table:table-cell>
          <table:table-cell office:value-type="float" office:value="0.00003429" calcext:value-type="float">
            <text:p>3.429E-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000067579" calcext:value-type="float">
            <text:p>6.7579E-09</text:p>
          </table:table-cell>
          <table:table-cell office:value-type="float" office:value="0.0000037491" calcext:value-type="float">
            <text:p>3.7491E-06</text:p>
          </table:table-cell>
          <table:table-cell office:value-type="float" office:value="0.000000000000021384" calcext:value-type="float">
            <text:p>2.1384E-14</text:p>
          </table:table-cell>
          <table:table-cell office:value-type="float" office:value="0.00000000000011695" calcext:value-type="float">
            <text:p>1.1695E-13</text:p>
          </table:table-cell>
          <table:table-cell office:value-type="float" office:value="0.0000037491" calcext:value-type="float">
            <text:p>3.7491E-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0000000646" calcext:value-type="float">
            <text:p>6.46E-10</text:p>
          </table:table-cell>
          <table:table-cell office:value-type="float" office:value="0.00000036473" calcext:value-type="float">
            <text:p>3.6473E-07</text:p>
          </table:table-cell>
          <table:table-cell office:value-type="float" office:value="1.1129E-016" calcext:value-type="float">
            <text:p>1.1129E-16</text:p>
          </table:table-cell>
          <table:table-cell office:value-type="float" office:value="6.7899E-016" calcext:value-type="float">
            <text:p>6.7899E-16</text:p>
          </table:table-cell>
          <table:table-cell office:value-type="float" office:value="0.00000036473" calcext:value-type="float">
            <text:p>3.6473E-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0000000061056" calcext:value-type="float">
            <text:p>6.1056E-11</text:p>
          </table:table-cell>
          <table:table-cell office:value-type="float" office:value="0.000000036324" calcext:value-type="float">
            <text:p>3.6324E-08</text:p>
          </table:table-cell>
          <table:table-cell office:value-type="float" office:value="8.4311E-018" calcext:value-type="float">
            <text:p>8.4311E-18</text:p>
          </table:table-cell>
          <table:table-cell office:value-type="float" office:value="2.659E-018" calcext:value-type="float">
            <text:p>2.659E-18</text:p>
          </table:table-cell>
          <table:table-cell office:value-type="float" office:value="0.000000036324" calcext:value-type="float">
            <text:p>3.6324E-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000000000044029" calcext:value-type="float">
            <text:p>4.4029E-12</text:p>
          </table:table-cell>
          <table:table-cell office:value-type="float" office:value="0.0000000042701" calcext:value-type="float">
            <text:p>4.2701E-09</text:p>
          </table:table-cell>
          <table:table-cell office:value-type="float" office:value="7.5388E-018" calcext:value-type="float">
            <text:p>7.5388E-18</text:p>
          </table:table-cell>
          <table:table-cell office:value-type="float" office:value="2.5932E-020" calcext:value-type="float">
            <text:p>2.5932E-20</text:p>
          </table:table-cell>
          <table:table-cell office:value-type="float" office:value="0.0000000042701" calcext:value-type="float">
            <text:p>4.2701E-0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0000000000028061" calcext:value-type="float">
            <text:p>2.8061E-13</text:p>
          </table:table-cell>
          <table:table-cell office:value-type="float" office:value="0.00000000057454" calcext:value-type="float">
            <text:p>5.7454E-10</text:p>
          </table:table-cell>
          <table:table-cell office:value-type="float" office:value="6.5985E-018" calcext:value-type="float">
            <text:p>6.5985E-18</text:p>
          </table:table-cell>
          <table:table-cell office:value-type="float" office:value="1.5499E-020" calcext:value-type="float">
            <text:p>1.5499E-20</text:p>
          </table:table-cell>
          <table:table-cell office:value-type="float" office:value="0.00000000057454" calcext:value-type="float">
            <text:p>5.7454E-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00000000000019885" calcext:value-type="float">
            <text:p>1.9885E-14</text:p>
          </table:table-cell>
          <table:table-cell office:value-type="float" office:value="0.000000000080586" calcext:value-type="float">
            <text:p>8.0586E-11</text:p>
          </table:table-cell>
          <table:table-cell office:value-type="float" office:value="1.0105E-017" calcext:value-type="float">
            <text:p>1.0105E-17</text:p>
          </table:table-cell>
          <table:table-cell office:value-type="float" office:value="1.6197E-020" calcext:value-type="float">
            <text:p>1.6197E-20</text:p>
          </table:table-cell>
          <table:table-cell office:value-type="float" office:value="0.000000000080586" calcext:value-type="float">
            <text:p>8.0586E-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.0878E-015" calcext:value-type="float">
            <text:p>2.0878E-15</text:p>
          </table:table-cell>
          <table:table-cell office:value-type="float" office:value="0.000000000011419" calcext:value-type="float">
            <text:p>1.1419E-11</text:p>
          </table:table-cell>
          <table:table-cell office:value-type="float" office:value="7.3731E-018" calcext:value-type="float">
            <text:p>7.3731E-18</text:p>
          </table:table-cell>
          <table:table-cell office:value-type="float" office:value="1.6452E-020" calcext:value-type="float">
            <text:p>1.6452E-20</text:p>
          </table:table-cell>
          <table:table-cell office:value-type="float" office:value="0.000000000011419" calcext:value-type="float">
            <text:p>1.1419E-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6474E-016" calcext:value-type="float">
            <text:p>2.6474E-16</text:p>
          </table:table-cell>
          <table:table-cell office:value-type="float" office:value="0.0000000000016318" calcext:value-type="float">
            <text:p>1.6318E-12</text:p>
          </table:table-cell>
          <table:table-cell office:value-type="float" office:value="5.3341E-018" calcext:value-type="float">
            <text:p>5.3341E-18</text:p>
          </table:table-cell>
          <table:table-cell office:value-type="float" office:value="1.6609E-020" calcext:value-type="float">
            <text:p>1.6609E-20</text:p>
          </table:table-cell>
          <table:table-cell office:value-type="float" office:value="0.0000000000016318" calcext:value-type="float">
            <text:p>1.6318E-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.2797E-017" calcext:value-type="float">
            <text:p>8.2797E-17</text:p>
          </table:table-cell>
          <table:table-cell office:value-type="float" office:value="0.00000000000024575" calcext:value-type="float">
            <text:p>2.4575E-13</text:p>
          </table:table-cell>
          <table:table-cell office:value-type="float" office:value="6.153E-018" calcext:value-type="float">
            <text:p>6.153E-18</text:p>
          </table:table-cell>
          <table:table-cell office:value-type="float" office:value="1.5853E-020" calcext:value-type="float">
            <text:p>1.5853E-20</text:p>
          </table:table-cell>
          <table:table-cell office:value-type="float" office:value="0.00000000000024575" calcext:value-type="float">
            <text:p>2.4575E-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 Residual L2</text:p>
          </table:table-cell>
          <table:table-cell office:value-type="string" calcext:value-type="string">
            <text:p>W Residual L2</text:p>
          </table:table-cell>
          <table:table-cell table:number-columns-repeated="2"/>
          <table:table-cell office:value-type="string" calcext:value-type="string">
            <text:p>Total Residual L2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/00/0000</text:date>, <text:time style:data-style-name="N2" text:time-value="17:15:41.3473566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1-26T13:49:10.402418006</dc:date>
    <meta:editing-duration>PT8M29S</meta:editing-duration>
    <meta:editing-cycles>1</meta:editing-cycles>
    <meta:generator>LibreOffice/6.3.4.2$Linux_X86_64 LibreOffice_project/30$Build-2</meta:generator>
    <meta:document-statistic meta:table-count="1" meta:cell-count="75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7e0021"/>
    </style:style>
    <style:style style:name="ch13" style:family="chart" style:data-style-name="N61"/>
    <style:style style:name="ch14" style:family="chart">
      <style:chart-properties chart:solid-type="cuboid" chart:symbol-type="named-symbol" chart:symbol-name="arrow-right" chart:symbol-width="0.25cm" chart:symbol-height="0.25cm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1.83cm" svg:height="18.541cm" xlink:href=".." xlink:type="simple" chart:class="chart:scatter" chart:style-name="ch1">
        <chart:title svg:x="12.763cm" svg:y="0.506cm" chart:style-name="ch2">
          <text:p>Newton's Method Convergence</text:p>
        </chart:title>
        <chart:subtitle svg:x="14.098cm" svg:y="1.655cm" chart:style-name="ch3">
          <text:p>Terrain Height: 10 m</text:p>
        </chart:subtitle>
        <chart:legend chart:legend-position="end" svg:x="25.591cm" svg:y="8.224cm" style:legend-expansion="high" chart:style-name="ch4"/>
        <chart:plot-area chart:style-name="ch5" table:cell-range-address="convergence010m.E1:convergence010m.F12 convergence010m.E13:convergence010m.E13 convergence010m.A1:convergence010m.A13" chart:data-source-has-labels="row" svg:x="1.647cm" svg:y="2.708cm" svg:width="23.308cm" svg:height="14.482cm">
          <chartooo:coordinate-region svg:x="2.798cm" svg:y="2.907cm" svg:width="21.838cm" svg:height="13.636cm"/>
          <chart:axis chart:dimension="x" chart:name="primary-x" chart:style-name="ch6">
            <chart:title svg:x="12.066cm" svg:y="17.56cm" chart:style-name="ch7">
              <text:p>Newton Iteration</text:p>
            </chart:title>
            <chart:grid chart:style-name="ch8" chart:class="major"/>
          </chart:axis>
          <chart:axis chart:dimension="y" chart:name="primary-y" chart:style-name="ch9">
            <chart:title svg:x="0.451cm" svg:y="11.369cm" chart:style-name="ch10">
              <text:p>L-2 Norm Residual</text:p>
            </chart:title>
            <chart:grid chart:style-name="ch8" chart:class="major"/>
          </chart:axis>
          <chart:series chart:style-name="ch11" chart:values-cell-range-address="convergence010m.E1:convergence010m.E12" chart:label-cell-address="convergence010m.E13:convergence010m.E13" chart:class="chart:scatter">
            <chart:domain table:cell-range-address="convergence010m.F1:convergence010m.F12"/>
            <chart:regression-curve chart:style-name="ch12">
              <chart:equation chart:display-equation="true" chart:display-r-square="false" svg:x="6.443cm" svg:y="3.716cm" chart:style-name="ch13"/>
            </chart:regression-curve>
            <chart:data-point chart:repeated="2"/>
            <chart:data-point chart:style-name="ch14" chart:repeated="2"/>
            <chart:data-point chart:repeated="8"/>
          </chart:series>
          <chart:series chart:style-name="ch15" chart:values-cell-range-address="convergence010m.A1:convergence010m.A12" chart:label-cell-address="convergence010m.A13:convergence010m.A13" chart:class="chart:scatter">
            <chart:regression-curve chart:style-name="ch16">
              <chart:equation chart:display-equation="true" chart:display-r-square="false" svg:x="9.44cm" svg:y="12.296cm" chart:style-name="ch13"/>
            </chart:regression-curve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otal Residual L2 </text:p>
                <draw:g>
                  <svg:desc>convergence010m.E13:convergence010m.E13</svg:desc>
                </draw:g>
              </table:table-cell>
              <table:table-cell office:value-type="string">
                <text:p>U Residual L2</text:p>
                <draw:g>
                  <svg:desc>convergence010m.A13:convergence010m.A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nvergence010m.F1:convergence010m.F12</svg:desc>
                </draw:g>
              </table:table-cell>
              <table:table-cell office:value-type="float" office:value="0.0011281">
                <text:p>0.0011281</text:p>
                <draw:g>
                  <svg:desc>convergence010m.E1:convergence010m.E12</svg:desc>
                </draw:g>
              </table:table-cell>
              <table:table-cell office:value-type="float" office:value="0.000020009">
                <text:p>0.000020009</text:p>
                <draw:g>
                  <svg:desc>convergence010m.A1:convergence010m.A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25159">
                <text:p>0.00025159</text:p>
              </table:table-cell>
              <table:table-cell office:value-type="float" office:value="0.0000014861">
                <text:p>0.00000148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3429">
                <text:p>0.00003429</text:p>
              </table:table-cell>
              <table:table-cell office:value-type="float" office:value="0.000000096829">
                <text:p>0.0000000968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037491">
                <text:p>0.0000037491</text:p>
              </table:table-cell>
              <table:table-cell office:value-type="float" office:value="0.0000000067579">
                <text:p>0.00000000675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0036473">
                <text:p>0.00000036473</text:p>
              </table:table-cell>
              <table:table-cell office:value-type="float" office:value="0.000000000646">
                <text:p>0.0000000006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00036324">
                <text:p>0.000000036324</text:p>
              </table:table-cell>
              <table:table-cell office:value-type="float" office:value="0.000000000061056">
                <text:p>0.000000000061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0000042701">
                <text:p>0.0000000042701</text:p>
              </table:table-cell>
              <table:table-cell office:value-type="float" office:value="0.0000000000044029">
                <text:p>0.00000000000440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00000057454">
                <text:p>0.00000000057454</text:p>
              </table:table-cell>
              <table:table-cell office:value-type="float" office:value="0.00000000000028061">
                <text:p>0.00000000000028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000000080586">
                <text:p>0.000000000080586</text:p>
              </table:table-cell>
              <table:table-cell office:value-type="float" office:value="0.000000000000019885">
                <text:p>0.0000000000000198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0000011419">
                <text:p>0.000000000011419</text:p>
              </table:table-cell>
              <table:table-cell office:value-type="float" office:value="2.0878E-015">
                <text:p>2.0878E-0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000000016318">
                <text:p>0.0000000000016318</text:p>
              </table:table-cell>
              <table:table-cell office:value-type="float" office:value="2.6474E-016">
                <text:p>2.6474E-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00000000024575">
                <text:p>0.00000000000024575</text:p>
              </table:table-cell>
              <table:table-cell office:value-type="float" office:value="8.2797E-017">
                <text:p>8.2797E-0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